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2pt" style:font-size-asian="12pt" style:font-size-complex="12pt"/>
    </style:style>
    <style:style style:name="P2" style:family="paragraph" style:parent-style-name="Standard">
      <style:paragraph-properties fo:hyphenation-ladder-count="no-limit"/>
      <style:text-properties style:font-name="Arial1" fo:font-size="12pt" style:font-size-asian="12pt" style:font-size-complex="12pt" fo:hyphenate="false" fo:hyphenation-remain-char-count="2" fo:hyphenation-push-char-count="2"/>
    </style:style>
    <style:style style:name="T1" style:family="text">
      <style:text-properties style:font-name="Arial" fo:font-size="12pt" style:letter-kerning="true" style:font-size-asian="12pt"/>
    </style:style>
    <style:style style:name="T2" style:family="text">
      <style:text-properties style:font-name="Arial" fo:font-size="12pt" style:text-underline-style="solid" style:text-underline-width="auto" style:text-underline-color="font-color" style:letter-kerning="true" style:font-size-asian="12pt"/>
    </style:style>
    <style:style style:name="T3" style:family="text">
      <style:text-properties style:font-name="Arial" fo:font-size="12pt" style:text-underline-style="none" style:letter-kerning="true" style:font-size-asian="12pt"/>
    </style:style>
    <style:style style:name="T4" style:family="text">
      <style:text-properties style:font-name="Arial" fo:font-size="11pt" fo:language="pt" fo:country="BR" style:text-underline-style="none" style:letter-kerning="false" style:font-size-asian="11pt"/>
    </style:style>
    <style:style style:name="T5" style:family="text">
      <style:text-properties style:font-name="Arial" fo:font-size="11pt" fo:language="pt" fo:country="BR" style:text-underline-style="solid" style:text-underline-width="auto" style:text-underline-color="font-color" style:letter-kerning="false" style:font-size-asian="11pt"/>
    </style:style>
    <style:style style:name="T6" style:family="text">
      <style:text-properties fo:language="pt" fo:country="BR"/>
    </style:style>
    <style:style style:name="T7" style:family="text">
      <style:text-properties fo:language="pt" fo:country="BR" style:text-underline-style="none" style:letter-kerning="false"/>
    </style:style>
    <style:style style:name="T8" style:family="text">
      <style:text-properties fo:language="pt" fo:country="BR" style:text-underline-style="solid" style:text-underline-width="auto" style:text-underline-color="font-color" style:letter-kerning="false"/>
    </style:style>
    <style:style style:name="T9" style:family="text">
      <style:text-properties fo:font-size="12pt" style:letter-kerning="true" style:font-size-asian="12pt"/>
    </style:style>
    <style:style style:name="T10" style:family="text">
      <style:text-properties fo:font-size="12pt" style:text-underline-style="solid" style:text-underline-width="auto" style:text-underline-color="font-color" style:letter-kerning="true" style:font-size-asian="12pt"/>
    </style:style>
    <style:style style:name="T11" style:family="text">
      <style:text-properties fo:font-size="12pt" style:text-underline-style="none" style:letter-kerning="true" style:font-size-asian="12pt"/>
    </style:style>
    <style:style style:name="T12" style:family="text">
      <style:text-properties fo:font-size="11pt" fo:language="pt" fo:country="BR" style:text-underline-style="none" style:letter-kerning="false" style:font-size-asian="11pt"/>
    </style:style>
    <style:style style:name="T13" style:family="text">
      <style:text-properties fo:font-size="11pt" fo:language="pt" fo:country="BR" style:text-underline-style="solid" style:text-underline-width="auto" style:text-underline-color="font-color" style:letter-kerning="false" style:font-size-asian="11pt"/>
    </style:style>
    <style:style style:name="T14" style:family="text">
      <style:text-properties style:letter-kerning="true"/>
    </style:style>
    <style:style style:name="T15" style:family="text">
      <style:text-properties style:text-underline-style="solid" style:text-underline-width="auto" style:text-underline-color="font-color" style:letter-kerning="true"/>
    </style:style>
    <style:style style:name="T16" style:family="text">
      <style:text-properties style:text-underline-style="none" style:letter-kerning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4">hospital (</text:span><text:span text:style-name="T15">cnpj</text:span><text:span text:style-name="T16">, nome, fone, codendereco(endereco))</text:span></text:p>
      <text:p text:style-name="P2"><text:span text:style-name="T7">ala (</text:span><text:span text:style-name="T8">codigo</text:span><text:span text:style-name="T7">, cnpjhosp, cpfenf)</text:span></text:p>
      <text:p text:style-name="P2"><text:span text:style-name="T7">endereco (</text:span><text:span text:style-name="T8">codigo</text:span><text:span text:style-name="T7">, numero, rua, bairro, cidade)</text:span></text:p>
      <text:p text:style-name="P2"><text:span text:style-name="T7">plano_saude (</text:span><text:span text:style-name="T8">cnpj</text:span><text:span text:style-name="T7">, nome, fone, codendereco)</text:span></text:p>
      <text:p text:style-name="P2"><text:span text:style-name="T7">convenio (</text:span><text:span text:style-name="T8">cnpjhospital</text:span><text:span text:style-name="T7">, </text:span><text:span text:style-name="T8">cnpjplano</text:span><text:span text:style-name="T7">)</text:span></text:p>
      <text:p text:style-name="P2"><text:span text:style-name="T7">enfermeira (</text:span><text:span text:style-name="T8">cpf</text:span><text:span text:style-name="T7">, cre, nome, fone, chefe, codendereco)</text:span></text:p>
      <text:p text:style-name="P2"><text:span text:style-name="T7">medico (</text:span><text:span text:style-name="T8">cpf</text:span><text:span text:style-name="T7">, nome, fone, crm, sigesp, codendereco)</text:span></text:p>
      <text:p text:style-name="P2"><text:span text:style-name="T7">plano_medico (</text:span><text:span text:style-name="T8">cnpjplano</text:span><text:span text:style-name="T7">, </text:span><text:span text:style-name="T8">cnpjmedico</text:span><text:span text:style-name="T7">)</text:span></text:p>
      <text:p text:style-name="P2"><text:span text:style-name="T7">atendimento (</text:span><text:span text:style-name="T8">cpfmedico</text:span><text:span text:style-name="T7">, </text:span><text:span text:style-name="T8">cpfpaciente</text:span><text:span text:style-name="T7">)</text:span></text:p>
      <text:p text:style-name="P2"><text:span text:style-name="T7">paciente (</text:span><text:span text:style-name="T8">cpf</text:span><text:span text:style-name="T7">, nome, fone, cnpjplano, codendereco)</text:span></text:p>
      <text:p text:style-name="P2"><text:span text:style-name="T7">internacao (</text:span><text:span text:style-name="T8">codigo</text:span><text:span text:style-name="T7">, dhentrada, dhsaida, codala, cpfpaciente)</text:span></text:p>
      <text:p text:style-name="P2"><text:span text:style-name="T7">internacao_medico (</text:span><text:span text:style-name="T8">cpfmedico</text:span><text:span text:style-name="T7">, </text:span><text:span text:style-name="T8">codinternacao</text:span><text:span text:style-name="T7">)</text:span></text:p>
      <text:p text:style-name="P2"><text:span text:style-name="T7">especialidade (</text:span><text:span text:style-name="T8">sigla</text:span><text:span text:style-name="T7">, nome)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0:57:51.170000000</meta:creation-date>
    <dc:date>2018-05-26T20:58:27.221000000</dc:date>
    <meta:editing-duration>PT36S</meta:editing-duration>
    <meta:editing-cycles>1</meta:editing-cycles>
    <meta:document-statistic meta:table-count="0" meta:image-count="0" meta:object-count="0" meta:page-count="1" meta:paragraph-count="13" meta:word-count="61" meta:character-count="559" meta:non-whitespace-character-count="511"/>
    <meta:generator>LibreOffice/5.4.3.2$Windows_X86_64 LibreOffice_project/92a7159f7e4af62137622921e809f8546db437e5</meta:generator>
  </office:meta>
</office:document-meta>
</file>